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9000000C8E9A9CD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4cm" svg:height="11.387cm" svg:x="0cm" svg:y="0.043cm">
          <draw:image xlink:href="Pictures/10000000000001C9000000C8E9A9CD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04:19:44.548486640</meta:creation-date>
    <dc:date>2014-10-21T04:20:25.715609190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